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3.84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3.84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3.75cm"/>
      <style:paragraph-properties style:writing-mode="lr-tb"/>
    </style:style>
    <style:style style:name="gr15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17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11cm" fo:min-width="4.5cm"/>
      <style:paragraph-properties style:writing-mode="lr-tb"/>
    </style:style>
    <style:style style:name="gr19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20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2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23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24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25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7" style:family="graphic" style:parent-style-name="standard">
      <style:graphic-properties draw:fill="solid"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75cm" fo:min-width="4.03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4.03cm"/>
      <style:paragraph-properties style:writing-mode="lr-tb"/>
    </style:style>
    <style:style style:name="gr30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31" style:family="graphic" style:parent-style-name="standard" style:list-style-name="L1">
      <style:graphic-properties draw:fill-color="#b4c7dc" draw:textarea-horizontal-align="justify" draw:textarea-vertical-align="middle" draw:auto-grow-height="false" fo:min-height="1.75cm" fo:min-width="4.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75cm" fo:min-width="3.93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8.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8.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ans" fo:font-size="15pt" fo:font-weight="bold" style:letter-kerning="true" style:font-name-asian="Microsoft YaHei" style:font-size-asian="15pt" style:font-weight-asian="bold" style:font-name-complex="Arial" style:font-size-complex="15pt" style:font-weight-complex="bold"/>
    </style:style>
    <style:style style:name="P6" style:family="paragraph">
      <loext:graphic-properties draw:fill-color="#b4c7dc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b4c7dc"/>
      <style:paragraph-properties fo:text-align="center"/>
      <style:text-properties style:font-name="Liberation Sans" fo:font-size="15pt" fo:font-weight="bold" style:letter-kerning="true" style:font-name-asian="Microsoft YaHei" style:font-size-asian="15pt" style:font-weight-asian="bold" style:font-name-complex="Arial" style:font-size-complex="15pt" style:font-weight-complex="bold"/>
    </style:style>
    <style:style style:name="P9" style:family="paragraph">
      <style:paragraph-properties fo:text-align="center"/>
      <style:text-properties fo:font-size="15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text-align="center"/>
      <style:text-properties fo:font-size="15pt" fo:font-weight="bold" style:font-weight-asian="bold" style:font-weight-complex="bold"/>
    </style:style>
    <style:style style:name="P13" style:family="paragraph">
      <loext:graphic-properties draw:fill="solid" draw:fill-color="#b4c7dc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font-size="15pt" fo:font-weight="bold"/>
    </style:style>
    <style:style style:name="P15" style:family="paragraph">
      <style:paragraph-properties fo:text-align="center"/>
      <style:text-properties fo:font-size="15pt" fo:font-weight="bold" style:font-size-asian="15pt" style:font-size-complex="15pt"/>
    </style:style>
    <style:style style:name="P16" style:family="paragraph">
      <style:paragraph-properties fo:text-align="center"/>
      <style:text-properties style:font-name="Liberation Sans" fo:font-size="15pt" fo:font-weight="bold" style:letter-kerning="true" style:font-name-asian="Microsoft YaHei" style:font-size-asian="15pt" style:font-name-complex="Arial" style:font-size-complex="15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7cm" svg:height="0.962cm" svg:x="1cm" svg:y="1.016cm">
          <draw:text-box>
            <text:p><text:span text:style-name="T1">Lichtwecker:</text:span></text:p>
          </draw:text-box>
        </draw:frame>
        <draw:frame draw:style-name="gr2" draw:text-style-name="P3" draw:layer="layout" svg:width="27.45cm" svg:height="10.75cm" svg:x="1.25cm" svg:y="9.25cm">
          <draw:text-box>
            <text:p text:style-name="P2"><text:span text:style-name="T2">IDE: Plattform-IO</text:span></text:p>
            <text:p text:style-name="P2"><text:span text:style-name="T3">[env:az-delivery-devkit-v4]</text:span></text:p>
            <text:p text:style-name="P2"><text:span text:style-name="T3">platform = espressif32</text:span></text:p>
            <text:p text:style-name="P2"><text:span text:style-name="T3">board = az-delivery-devkit-v4</text:span></text:p>
            <text:p text:style-name="P2"><text:span text:style-name="T3">framework = arduino</text:span></text:p>
            <text:p text:style-name="P2"><text:span text:style-name="T3">monitor_speed = 115200</text:span></text:p>
            <text:p text:style-name="P2"><text:span text:style-name="T3">monitor_filters = esp32_exception_decoder</text:span></text:p>
            <text:p text:style-name="P2"><text:span text:style-name="T3">lib_deps = </text:span></text:p>
            <text:p text:style-name="P2"><text:span text:style-name="T3"><text:tab/></text:span><text:span text:style-name="T3">SimpleTimer</text:span></text:p>
            <text:p text:style-name="P2"><text:span text:style-name="T3"><text:tab/></text:span><text:span text:style-name="T3">plerup/EspSoftwareSerial@^6.13.2</text:span></text:p>
            <text:p text:style-name="P2"><text:span text:style-name="T3"><text:tab/></text:span><text:span text:style-name="T3">martymacgyver/ESP32 Digital RGB LED Drivers@^1.5.4</text:span></text:p>
            <text:p text:style-name="P2"><text:span text:style-name="T3"><text:tab/></text:span><text:span text:style-name="T3">bblanchon/ArduinoJson@^6.19.4</text:span></text:p>
            <text:p text:style-name="P2"><text:span text:style-name="T3"><text:tab/></text:span><text:span text:style-name="T3">https://github.com/pschatzmann/arduino-audio-tools</text:span></text:p>
            <text:p text:style-name="P2"><text:span text:style-name="T3"><text:tab/></text:span><text:span text:style-name="T3">https://github.com/pschatzmann/arduino-libhelix</text:span></text:p>
            <text:p text:style-name="P2"><text:span text:style-name="T3"><text:tab/></text:span><text:span text:style-name="T3">https://github.com/tzapu/WiFiManager.git</text:span></text:p>
            <text:p text:style-name="P2"><text:span text:style-name="T3"><text:tab/></text:span><text:span text:style-name="T3">https://github.com/me-no-dev/ESPAsyncWebServer.git</text:span></text:p>
          </draw:text-box>
        </draw:frame>
        <draw:frame draw:style-name="gr3" draw:text-style-name="P1" draw:layer="layout" svg:width="13cm" svg:height="8cm" svg:x="14.5cm" svg:y="1.951cm">
          <draw:text-box>
            <text:p><text:span text:style-name="T4">Software</text:span></text:p>
            <text:p text:style-name="P2">- SimpleTimer</text:p>
            <text:p text:style-name="P2">- ESPSoftwareSerial</text:p>
            <text:p text:style-name="P2">- ESP 32 Digital RGB LED Drivers</text:p>
            <text:p text:style-name="P2">- ArduinoJson</text:p>
            <text:p text:style-name="P2">- Audio-Tools</text:p>
            <text:p text:style-name="P2">- LibHelix</text:p>
            <text:p text:style-name="P2">- WifiManager</text:p>
            <text:p text:style-name="P2">- ESPAsyncWebServer</text:p>
            <text:p><text:span text:style-name="T4"/></text:p>
          </draw:text-box>
        </draw:frame>
        <draw:frame draw:style-name="gr4" draw:text-style-name="P1" draw:layer="layout" svg:width="13cm" svg:height="6cm" svg:x="1cm" svg:y="2cm">
          <draw:text-box>
            <text:p><text:span text:style-name="T4">Hardware</text:span></text:p>
            <text:p text:style-name="P2">- ESP 32 AZ Delivery DevKit v4</text:p>
            <text:p text:style-name="P2">- Nextion Display</text:p>
            <text:p text:style-name="P2">- LED ??</text:p>
            <text:p text:style-name="P2">- Amp MAX??</text:p>
            <text:p text:style-name="P2"><text:span text:style-name="T4"/></text:p>
          </draw:text-box>
        </draw:frame>
      </draw:page>
      <draw:page draw:name="page2" draw:style-name="dp1" draw:master-page-name="Standard">
        <draw:frame draw:style-name="gr5" draw:text-style-name="P1" draw:layer="layout" svg:width="27.7cm" svg:height="1cm" svg:x="1cm" svg:y="1cm">
          <draw:text-box>
            <text:p>Hardware-Architektur</text:p>
          </draw:text-box>
        </draw:frame>
        <draw:custom-shape draw:style-name="gr6" draw:text-style-name="P4" xml:id="id1" draw:id="id1" draw:layer="layout" svg:width="6cm" svg:height="3cm" svg:x="11cm" svg:y="8cm">
          <text:p text:style-name="P4">ESP32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6cm" svg:height="2cm" svg:x="7cm" svg:y="4cm">
          <text:p text:style-name="P4">LEDs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cm" svg:height="2cm" svg:x="9cm" svg:y="13cm">
          <text:p text:style-name="P4">Amp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cm" svg:height="2cm" svg:x="15cm" svg:y="13cm">
          <text:p text:style-name="P4">Amp</text:p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4cm" svg:height="2cm" svg:x="9cm" svg:y="17cm">
          <text:p text:style-name="P4">Speaker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4cm" svg:height="2cm" svg:x="15cm" svg:y="17cm">
          <text:p text:style-name="P4">Speaker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6cm" svg:height="2cm" svg:x="15cm" svg:y="4cm">
          <text:p text:style-name="P4">Nextion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4cm" svg:y1="8cm" svg:x2="10cm" svg:y2="6cm" draw:start-shape="id1" draw:end-shape="id2" draw:end-glue-point="2" svg:d="M14000 8000v-1000h-4000v-1000" svg:viewBox="0 0 4001 2001">
          <text:p/>
        </draw:connector>
        <draw:connector draw:style-name="gr10" draw:text-style-name="P4" draw:layer="layout" svg:x1="14cm" svg:y1="8cm" svg:x2="18cm" svg:y2="6cm" draw:start-shape="id1" draw:end-shape="id3" svg:d="M14000 8000v-1000h4000v-1000" svg:viewBox="0 0 4001 2001">
          <text:p/>
        </draw:connector>
        <draw:connector draw:style-name="gr10" draw:text-style-name="P4" draw:layer="layout" svg:x1="14cm" svg:y1="11cm" svg:x2="11cm" svg:y2="13cm" draw:start-shape="id1" draw:start-glue-point="2" draw:end-shape="id4" svg:d="M14000 11000v1000h-3000v1000" svg:viewBox="0 0 3001 2001">
          <text:p/>
        </draw:connector>
        <draw:connector draw:style-name="gr10" draw:text-style-name="P4" draw:layer="layout" svg:x1="14cm" svg:y1="11cm" svg:x2="17cm" svg:y2="13cm" draw:start-shape="id1" draw:end-shape="id5" draw:end-glue-point="0" svg:d="M14000 11000v1000h3000v1000" svg:viewBox="0 0 3001 2001">
          <text:p/>
        </draw:connector>
        <draw:connector draw:style-name="gr10" draw:text-style-name="P4" draw:layer="layout" svg:x1="11cm" svg:y1="15cm" svg:x2="11cm" svg:y2="17cm" draw:start-shape="id4" draw:end-shape="id6" svg:d="M11000 15000v2000" svg:viewBox="0 0 1 2001">
          <text:p/>
        </draw:connector>
        <draw:connector draw:style-name="gr10" draw:text-style-name="P4" draw:layer="layout" svg:x1="17cm" svg:y1="15cm" svg:x2="17cm" svg:y2="17cm" draw:start-shape="id5" draw:end-shape="id7" draw:end-glue-point="0" svg:d="M17000 15000v2000" svg:viewBox="0 0 1 2001">
          <text:p/>
        </draw:connector>
      </draw:page>
      <draw:page draw:name="page3" draw:style-name="dp1" draw:master-page-name="Standard">
        <draw:frame draw:style-name="gr5" draw:text-style-name="P1" draw:layer="layout" svg:width="27.7cm" svg:height="1cm" svg:x="1cm" svg:y="1cm">
          <draw:text-box>
            <text:p>Software-Architektur</text:p>
          </draw:text-box>
        </draw:frame>
        <draw:custom-shape draw:style-name="gr11" draw:text-style-name="P6" xml:id="id11" draw:id="id11" draw:layer="layout" svg:width="5cm" svg:height="2cm" svg:x="13cm" svg:y="18cm">
          <text:p text:style-name="P5">AudioTools</text:p>
          <draw:enhanced-geometry svg:viewBox="0 0 21600 21600" draw:type="rectangle" draw:enhanced-path="M 0 0 L 21600 0 21600 21600 0 21600 0 0 Z N"/>
        </draw:custom-shape>
        <draw:custom-shape draw:style-name="gr12" draw:text-style-name="P7" xml:id="id10" draw:id="id10" draw:layer="layout" svg:width="4.343cm" svg:height="2cm" svg:x="1cm" svg:y="14cm">
          <text:p text:style-name="P4"><text:span text:style-name="T5">LibHel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8" draw:id="id8" draw:layer="layout" svg:width="4.347cm" svg:height="2cm" svg:x="5.669cm" svg:y="14cm">
          <text:p text:style-name="P4"><text:span text:style-name="T5">WifiCientSec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9" draw:id="id9" draw:layer="layout" svg:width="4.25cm" svg:height="2cm" svg:x="5.75cm" svg:y="11.1cm">
          <text:p text:style-name="P4"><text:span text:style-name="T5">Wi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2" draw:id="id12" draw:layer="layout" svg:width="4.343cm" svg:height="2cm" svg:x="10.343cm" svg:y="14cm">
          <text:p text:style-name="P4"><text:span text:style-name="T5">SPIF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3" draw:id="id13" draw:layer="layout" svg:width="4.343cm" svg:height="2cm" svg:x="15.014cm" svg:y="14cm">
          <text:p text:style-name="P4"><text:span text:style-name="T5">genericst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5" draw:id="id15" draw:layer="layout" svg:width="4.347cm" svg:height="2cm" svg:x="19.684cm" svg:y="14cm">
          <text:p text:style-name="P4"><text:span text:style-name="T5">MDispatch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4" draw:id="id14" draw:layer="layout" svg:width="4.343cm" svg:height="2cm" svg:x="24.357cm" svg:y="14cm">
          <text:p text:style-name="P4"><text:span text:style-name="T5">ESPNextion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7.842cm" svg:y1="14cm" svg:x2="7.875cm" svg:y2="13.1cm" draw:start-shape="id8" draw:start-glue-point="0" draw:end-shape="id9" draw:end-glue-point="2" svg:d="M7842 14000v-450h33v-450" svg:viewBox="0 0 34 901">
          <text:p/>
        </draw:connector>
        <draw:connector draw:style-name="gr10" draw:text-style-name="P4" draw:layer="layout" svg:x1="3.171cm" svg:y1="16cm" svg:x2="15.5cm" svg:y2="18cm" draw:start-shape="id10" draw:end-shape="id11" draw:end-glue-point="0" svg:d="M3171 16000v1000h12329v1000" svg:viewBox="0 0 12330 2001">
          <text:p/>
        </draw:connector>
        <draw:connector draw:style-name="gr10" draw:text-style-name="P4" draw:layer="layout" svg:x1="15.5cm" svg:y1="18cm" svg:x2="7.842cm" svg:y2="16cm" draw:start-shape="id11" draw:start-glue-point="0" draw:end-shape="id8" svg:d="M15500 18000v-1000h-7658v-1000" svg:viewBox="0 0 7659 2001">
          <text:p/>
        </draw:connector>
        <draw:connector draw:style-name="gr10" draw:text-style-name="P4" draw:layer="layout" svg:x1="15.5cm" svg:y1="18cm" svg:x2="12.514cm" svg:y2="16cm" draw:start-shape="id11" draw:end-shape="id12" svg:d="M15500 18000v-1000h-2986v-1000" svg:viewBox="0 0 2987 2001">
          <text:p/>
        </draw:connector>
        <draw:connector draw:style-name="gr10" draw:text-style-name="P4" draw:layer="layout" svg:x1="15.5cm" svg:y1="18cm" svg:x2="17.185cm" svg:y2="16cm" draw:start-shape="id11" draw:start-glue-point="0" draw:end-shape="id13" svg:d="M15500 18000v-1000h1685v-1000" svg:viewBox="0 0 1686 2001">
          <text:p/>
        </draw:connector>
        <draw:connector draw:style-name="gr10" draw:text-style-name="P4" draw:layer="layout" svg:x1="15.5cm" svg:y1="18cm" svg:x2="26.528cm" svg:y2="16cm" draw:start-shape="id11" draw:start-glue-point="0" draw:end-shape="id14" draw:end-glue-point="2" svg:d="M15500 18000v-1000h11028v-1000" svg:viewBox="0 0 11029 2001">
          <text:p/>
        </draw:connector>
        <draw:connector draw:style-name="gr10" draw:text-style-name="P4" draw:layer="layout" svg:x1="15.5cm" svg:y1="18cm" svg:x2="21.857cm" svg:y2="16cm" draw:start-shape="id11" draw:start-glue-point="0" draw:end-shape="id15" draw:end-glue-point="2" svg:d="M15500 18000v-1000h6357v-1000" svg:viewBox="0 0 6358 2001">
          <text:p/>
        </draw:connector>
        <draw:custom-shape draw:style-name="gr15" draw:text-style-name="P8" xml:id="id16" draw:id="id16" draw:layer="layout" svg:width="5cm" svg:height="2cm" svg:x="7cm" svg:y="6cm">
          <text:p text:style-name="P5">ESP AsyncWebServer</text:p>
          <draw:enhanced-geometry svg:viewBox="0 0 21600 21600" draw:type="rectangle" draw:enhanced-path="M 0 0 L 21600 0 21600 21600 0 21600 0 0 Z N"/>
        </draw:custom-shape>
        <draw:custom-shape draw:style-name="gr16" draw:text-style-name="P7" xml:id="id17" draw:id="id17" draw:layer="layout" svg:width="5cm" svg:height="2cm" svg:x="1cm" svg:y="2.75cm">
          <text:p text:style-name="P9"><text:span text:style-name="T5">AsyncTCP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9.5cm" svg:y1="6cm" svg:x2="3.5cm" svg:y2="4.75cm" draw:start-shape="id16" draw:start-glue-point="0" draw:end-shape="id17" draw:end-glue-point="2" svg:d="M9500 6000v-625h-6000v-625" svg:viewBox="0 0 6001 1251">
          <text:p/>
        </draw:connector>
        <draw:custom-shape draw:style-name="gr16" draw:text-style-name="P7" xml:id="id18" draw:id="id18" draw:layer="layout" svg:width="5cm" svg:height="2cm" svg:x="7cm" svg:y="2.75cm">
          <text:p text:style-name="P9"><text:span text:style-name="T5">F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9.5cm" svg:y1="6cm" svg:x2="9.5cm" svg:y2="4.75cm" draw:start-shape="id16" draw:start-glue-point="0" draw:end-shape="id18" svg:d="M9500 6000v-1250" svg:viewBox="0 0 1 1251">
          <text:p/>
        </draw:connector>
        <draw:custom-shape draw:style-name="gr16" draw:text-style-name="P7" xml:id="id19" draw:id="id19" draw:layer="layout" svg:width="5cm" svg:height="2cm" svg:x="12.7cm" svg:y="2.75cm">
          <text:p text:style-name="P9"><text:span text:style-name="T5">Wifi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9.5cm" svg:y1="6cm" svg:x2="15.2cm" svg:y2="4.75cm" draw:start-shape="id16" draw:start-glue-point="0" draw:end-shape="id19" draw:end-glue-point="2" svg:d="M9500 6000v-625h5700v-625" svg:viewBox="0 0 5701 1251">
          <text:p/>
        </draw:connector>
        <draw:custom-shape draw:style-name="gr17" draw:text-style-name="P8" xml:id="id20" draw:id="id20" draw:layer="layout" svg:width="5cm" svg:height="2cm" svg:x="20cm" svg:y="9.25cm">
          <text:p text:style-name="P5">WebServer</text:p>
          <draw:enhanced-geometry svg:viewBox="0 0 21600 21600" draw:type="rectangle" draw:enhanced-path="M 0 0 L 21600 0 21600 21600 0 21600 0 0 Z N"/>
        </draw:custom-shape>
        <draw:custom-shape draw:style-name="gr16" draw:text-style-name="P7" xml:id="id21" draw:id="id21" draw:layer="layout" svg:width="5cm" svg:height="2cm" svg:x="17cm" svg:y="6cm">
          <text:p text:style-name="P9"><text:span text:style-name="T5">Wifi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22.5cm" svg:y1="9.25cm" svg:x2="19.5cm" svg:y2="8cm" draw:start-shape="id20" draw:start-glue-point="0" draw:end-shape="id21" draw:end-glue-point="2" svg:d="M22500 9250v-625h-3000v-625" svg:viewBox="0 0 3001 1251">
          <text:p/>
        </draw:connector>
        <draw:custom-shape draw:style-name="gr16" draw:text-style-name="P7" xml:id="id22" draw:id="id22" draw:layer="layout" svg:width="5cm" svg:height="2cm" svg:x="23cm" svg:y="6cm">
          <text:p text:style-name="P9"><text:span text:style-name="T5">F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22.5cm" svg:y1="9.25cm" svg:x2="25.5cm" svg:y2="8cm" draw:start-shape="id20" draw:start-glue-point="0" draw:end-shape="id22" svg:d="M22500 9250v-625h3000v-625" svg:viewBox="0 0 3001 1251">
          <text:p/>
        </draw:connector>
      </draw:page>
      <draw:page draw:name="page4" draw:style-name="dp1" draw:master-page-name="Standard">
        <draw:frame draw:style-name="gr5" draw:text-style-name="P11" draw:layer="layout" svg:width="27.7cm" svg:height="1cm" svg:x="1cm" svg:y="1cm">
          <draw:text-box>
            <text:p text:style-name="P10">Software-Architektur</text:p>
          </draw:text-box>
        </draw:frame>
        <draw:custom-shape draw:style-name="gr11" draw:text-style-name="P6" xml:id="id28" draw:id="id28" draw:layer="layout" svg:width="5cm" svg:height="2cm" svg:x="14.7cm" svg:y="9cm">
          <text:p text:style-name="P5">Wifi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26" draw:id="id26" draw:layer="layout" svg:width="5cm" svg:height="2cm" svg:x="8.45cm" svg:y="2cm">
          <text:p text:style-name="P9"><text:span text:style-name="T5">Wi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7" draw:id="id27" draw:layer="layout" svg:width="5cm" svg:height="1.961cm" svg:x="5.7cm" svg:y="5.039cm">
          <text:p text:style-name="P9"><text:span text:style-name="T5">DNS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5" draw:id="id25" draw:layer="layout" svg:width="5cm" svg:height="1.961cm" svg:x="11.7cm" svg:y="5.039cm">
          <text:p text:style-name="P9"><text:span text:style-name="T5">ESPm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9" draw:id="id29" draw:layer="layout" svg:width="5cm" svg:height="1.961cm" svg:x="23.7cm" svg:y="5cm">
          <text:p text:style-name="P9"><text:span text:style-name="T5">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23" draw:id="id23" draw:layer="layout" svg:width="5cm" svg:height="1.961cm" svg:x="17.7cm" svg:y="5cm">
          <text:p text:style-name="P9"><text:span text:style-name="T5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24" draw:id="id24" draw:layer="layout" svg:width="5cm" svg:height="2cm" svg:x="17.7cm" svg:y="2cm">
          <text:p text:style-name="P9"><text:span text:style-name="T5">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20.2cm" svg:y1="5cm" svg:x2="20.2cm" svg:y2="4cm" draw:start-shape="id23" draw:end-shape="id24" draw:end-glue-point="2" svg:d="M20200 5000v-1000" svg:viewBox="0 0 1 1001">
          <text:p/>
        </draw:connector>
        <draw:connector draw:style-name="gr10" draw:text-style-name="P4" draw:layer="layout" svg:x1="14.2cm" svg:y1="5.039cm" svg:x2="10.95cm" svg:y2="4cm" draw:start-shape="id25" draw:end-shape="id26" svg:d="M14200 5039v-520h-3250v-519" svg:viewBox="0 0 3251 1040">
          <text:p/>
        </draw:connector>
        <draw:connector draw:style-name="gr10" draw:text-style-name="P4" draw:layer="layout" svg:x1="8.2cm" svg:y1="5.039cm" svg:x2="10.95cm" svg:y2="4cm" draw:start-shape="id27" draw:end-shape="id26" svg:d="M8200 5039v-520h2750v-519" svg:viewBox="0 0 2751 1040">
          <text:p/>
        </draw:connector>
        <draw:connector draw:style-name="gr10" draw:text-style-name="P4" draw:layer="layout" svg:x1="17.2cm" svg:y1="9cm" svg:x2="14.2cm" svg:y2="7cm" draw:start-shape="id28" draw:end-shape="id25" svg:d="M17200 9000v-1000h-3000v-1000" svg:viewBox="0 0 3001 2001">
          <text:p/>
        </draw:connector>
        <draw:connector draw:style-name="gr10" draw:text-style-name="P4" draw:layer="layout" svg:x1="17.2cm" svg:y1="9cm" svg:x2="20.2cm" svg:y2="6.961cm" draw:start-shape="id28" draw:end-shape="id23" svg:d="M17200 9000v-1020h3000v-1019" svg:viewBox="0 0 3001 2040">
          <text:p/>
        </draw:connector>
        <draw:connector draw:style-name="gr10" draw:text-style-name="P4" draw:layer="layout" svg:x1="17.2cm" svg:y1="9cm" svg:x2="26.2cm" svg:y2="6.961cm" draw:start-shape="id28" draw:end-shape="id29" draw:end-glue-point="2" svg:d="M17200 9000v-1020h9000v-1019" svg:viewBox="0 0 9001 2040">
          <text:p/>
        </draw:connector>
        <draw:connector draw:style-name="gr10" draw:text-style-name="P4" draw:layer="layout" svg:x1="17.2cm" svg:y1="9cm" svg:x2="8.2cm" svg:y2="7cm" draw:start-shape="id28" draw:start-glue-point="0" draw:end-shape="id27" svg:d="M17200 9000v-1000h-9000v-1000" svg:viewBox="0 0 9001 2001">
          <text:p/>
        </draw:connector>
        <draw:custom-shape draw:style-name="gr19" draw:text-style-name="P8" xml:id="id33" draw:id="id33" draw:layer="layout" svg:width="5cm" svg:height="2cm" svg:x="4.5cm" svg:y="17cm">
          <text:p text:style-name="P5">filelib</text:p>
          <draw:enhanced-geometry svg:viewBox="0 0 21600 21600" draw:type="rectangle" draw:enhanced-path="M 0 0 L 21600 0 21600 21600 0 21600 0 0 Z N"/>
        </draw:custom-shape>
        <draw:custom-shape draw:style-name="gr16" draw:text-style-name="P7" xml:id="id30" draw:id="id30" draw:layer="layout" svg:width="5cm" svg:height="2cm" svg:x="4.5cm" svg:y="14.25cm">
          <text:p text:style-name="P9"><text:span text:style-name="T5">SD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32" draw:id="id32" draw:layer="layout" svg:width="5cm" svg:height="2cm" svg:x="1cm" svg:y="11cm">
          <text:p text:style-name="P9"><text:span text:style-name="T5">F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31" draw:id="id31" draw:layer="layout" svg:width="5cm" svg:height="2cm" svg:x="8cm" svg:y="11cm">
          <text:p text:style-name="P9"><text:span text:style-name="T5">SPI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7cm" svg:y1="14.25cm" svg:x2="10.5cm" svg:y2="13cm" draw:start-shape="id30" draw:start-glue-point="0" draw:end-shape="id31" draw:end-glue-point="2" svg:d="M7000 14250v-625h3500v-625" svg:viewBox="0 0 3501 1251">
          <text:p/>
        </draw:connector>
        <draw:connector draw:style-name="gr10" draw:text-style-name="P4" draw:layer="layout" svg:x1="3.5cm" svg:y1="13cm" svg:x2="7cm" svg:y2="14.25cm" draw:start-shape="id32" draw:start-glue-point="2" draw:end-shape="id30" draw:end-glue-point="0" svg:d="M3500 13000v625h3500v625" svg:viewBox="0 0 3501 1251">
          <text:p/>
        </draw:connector>
        <draw:connector draw:style-name="gr10" draw:text-style-name="P4" draw:layer="layout" svg:x1="7cm" svg:y1="17cm" svg:x2="7cm" svg:y2="16.25cm" draw:start-shape="id33" draw:start-glue-point="0" draw:end-shape="id30" draw:end-glue-point="2" svg:d="M7000 17000v-750" svg:viewBox="0 0 1 751">
          <text:p/>
        </draw:connector>
        <draw:custom-shape draw:style-name="gr20" draw:text-style-name="P8" xml:id="id34" draw:id="id34" draw:layer="layout" svg:width="5cm" svg:height="2cm" svg:x="20.2cm" svg:y="17cm">
          <text:p text:style-name="P5">MyConfigServer</text:p>
          <draw:enhanced-geometry svg:viewBox="0 0 21600 21600" draw:type="rectangle" draw:enhanced-path="M 0 0 L 21600 0 21600 21600 0 21600 0 0 Z N"/>
        </draw:custom-shape>
        <draw:custom-shape draw:style-name="gr16" draw:text-style-name="P7" xml:id="id35" draw:id="id35" draw:layer="layout" svg:width="5cm" svg:height="2cm" svg:x="16.7cm" svg:y="13.75cm">
          <text:p text:style-name="P9"><text:span text:style-name="T5">ArduinoJSON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22.7cm" svg:y1="17cm" svg:x2="19.2cm" svg:y2="15.75cm" draw:start-shape="id34" draw:start-glue-point="0" draw:end-shape="id35" draw:end-glue-point="2" svg:d="M22700 17000v-625h-3500v-625" svg:viewBox="0 0 3501 1251">
          <text:p/>
        </draw:connector>
        <draw:custom-shape draw:style-name="gr16" draw:text-style-name="P7" xml:id="id36" draw:id="id36" draw:layer="layout" svg:width="5cm" svg:height="2cm" svg:x="23.7cm" svg:y="13.75cm">
          <text:p text:style-name="P9"><text:span text:style-name="T5">F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22.7cm" svg:y1="17cm" svg:x2="26.2cm" svg:y2="15.75cm" draw:start-shape="id34" draw:start-glue-point="0" draw:end-shape="id36" svg:d="M22700 17000v-625h3500v-625" svg:viewBox="0 0 3501 1251">
          <text:p/>
        </draw:connector>
      </draw:page>
      <draw:page draw:name="page5" draw:style-name="dp1" draw:master-page-name="Standard">
        <draw:frame draw:style-name="gr21" draw:text-style-name="P11" draw:layer="layout" svg:width="27.7cm" svg:height="1.5cm" svg:x="1cm" svg:y="1cm">
          <draw:text-box>
            <text:p text:style-name="P10">Software-Architektur</text:p>
          </draw:text-box>
        </draw:frame>
        <draw:custom-shape draw:style-name="gr11" draw:text-style-name="P6" xml:id="id37" draw:id="id37" draw:layer="layout" svg:width="5cm" svg:height="2cm" svg:x="17cm" svg:y="7cm">
          <text:p text:style-name="P5">AsyncWeb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40" draw:id="id40" draw:layer="layout" svg:width="5cm" svg:height="2cm" svg:x="11cm" svg:y="3cm">
          <text:p text:style-name="P4"><text:span text:style-name="T5">Wi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39" draw:id="id39" draw:layer="layout" svg:width="5cm" svg:height="2cm" svg:x="17cm" svg:y="3cm">
          <text:p text:style-name="P4"><text:span text:style-name="T5">Async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38" draw:id="id38" draw:layer="layout" svg:width="5cm" svg:height="2cm" svg:x="23cm" svg:y="3cm">
          <text:p text:style-name="P4"><text:span text:style-name="T5">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19.5cm" svg:y1="7cm" svg:x2="25.5cm" svg:y2="5cm" draw:start-shape="id37" draw:start-glue-point="0" draw:end-shape="id38" svg:d="M19500 7000v-1000h6000v-1000" svg:viewBox="0 0 6001 2001">
          <text:p/>
        </draw:connector>
        <draw:connector draw:style-name="gr10" draw:text-style-name="P4" draw:layer="layout" svg:x1="19.5cm" svg:y1="7cm" svg:x2="19.5cm" svg:y2="5cm" draw:start-shape="id37" draw:end-shape="id39" svg:d="M19500 7000v-2000" svg:viewBox="0 0 1 2001">
          <text:p/>
        </draw:connector>
        <draw:connector draw:style-name="gr10" draw:text-style-name="P4" draw:layer="layout" svg:x1="19.5cm" svg:y1="7cm" svg:x2="13.5cm" svg:y2="5cm" draw:start-shape="id37" draw:start-glue-point="0" draw:end-shape="id40" svg:d="M19500 7000v-1000h-6000v-1000" svg:viewBox="0 0 6001 2001">
          <text:p/>
        </draw:connector>
        <draw:custom-shape draw:style-name="gr22" draw:text-style-name="P8" xml:id="id41" draw:id="id41" draw:layer="layout" svg:width="5cm" svg:height="2cm" svg:x="2cm" svg:y="6cm">
          <text:p text:style-name="P5">SPIF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42" draw:id="id42" draw:layer="layout" svg:width="5cm" svg:height="2cm" svg:x="2cm" svg:y="3cm">
          <text:p text:style-name="P4"><text:span text:style-name="T5">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4.5cm" svg:y1="6cm" svg:x2="4.5cm" svg:y2="5cm" draw:start-shape="id41" draw:start-glue-point="0" draw:end-shape="id42" draw:end-glue-point="2" svg:d="M4500 6000v-1000" svg:viewBox="0 0 1 1001">
          <text:p/>
        </draw:connector>
        <draw:custom-shape draw:style-name="gr16" draw:text-style-name="P7" xml:id="id45" draw:id="id45" draw:layer="layout" svg:width="5cm" svg:height="2cm" svg:x="17cm" svg:y="11cm">
          <text:p text:style-name="P9"><text:span text:style-name="T5">ESPUpload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44" draw:id="id44" draw:layer="layout" svg:width="5cm" svg:height="2cm" svg:x="11cm" svg:y="11cm">
          <text:p text:style-name="P9"><text:span text:style-name="T5">ESPNex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xml:id="id43" draw:id="id43" draw:layer="layout" svg:width="5cm" svg:height="2cm" svg:x="17cm" svg:y="15cm">
          <text:p text:style-name="P5">NextionDisplay</text:p>
          <draw:enhanced-geometry svg:viewBox="0 0 21600 21600" draw:type="rectangle" draw:enhanced-path="M 0 0 L 21600 0 21600 21600 0 21600 0 0 Z N"/>
        </draw:custom-shape>
        <draw:custom-shape draw:style-name="gr16" draw:text-style-name="P7" xml:id="id46" draw:id="id46" draw:layer="layout" svg:width="5cm" svg:height="2cm" svg:x="23cm" svg:y="11cm">
          <text:p text:style-name="P9"><text:span text:style-name="T5">ESP</text:span></text:p>
          <text:p text:style-name="P9"><text:span text:style-name="T5">SoftwareSer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19.5cm" svg:y1="15cm" svg:x2="13.5cm" svg:y2="13cm" draw:start-shape="id43" draw:start-glue-point="0" draw:end-shape="id44" svg:d="M19500 15000v-1000h-6000v-1000" svg:viewBox="0 0 6001 2001">
          <text:p/>
        </draw:connector>
        <draw:connector draw:style-name="gr10" draw:text-style-name="P4" draw:layer="layout" svg:x1="19.5cm" svg:y1="15cm" svg:x2="19.5cm" svg:y2="13cm" draw:start-shape="id43" draw:end-shape="id45" draw:end-glue-point="2" svg:d="M19500 15000v-2000" svg:viewBox="0 0 1 2001">
          <text:p/>
        </draw:connector>
        <draw:connector draw:style-name="gr10" draw:text-style-name="P4" draw:layer="layout" svg:x1="19.5cm" svg:y1="15cm" svg:x2="25.5cm" svg:y2="13cm" draw:start-shape="id43" draw:start-glue-point="0" draw:end-shape="id46" svg:d="M19500 15000v-1000h6000v-1000" svg:viewBox="0 0 6001 2001">
          <text:p/>
        </draw:connector>
        <draw:custom-shape draw:style-name="gr24" draw:text-style-name="P8" xml:id="id48" draw:id="id48" draw:layer="layout" svg:width="5cm" svg:height="2cm" svg:x="2cm" svg:y="12cm">
          <text:p text:style-name="P5">ESPmDNS</text:p>
          <draw:enhanced-geometry svg:viewBox="0 0 21600 21600" draw:type="rectangle" draw:enhanced-path="M 0 0 L 21600 0 21600 21600 0 21600 0 0 Z N"/>
        </draw:custom-shape>
        <draw:custom-shape draw:style-name="gr16" draw:text-style-name="P7" xml:id="id47" draw:id="id47" draw:layer="layout" svg:width="5cm" svg:height="2cm" svg:x="2cm" svg:y="9cm">
          <text:p text:style-name="P9"><text:span text:style-name="T5">Wifi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4.5cm" svg:y1="11cm" svg:x2="4.5cm" svg:y2="12cm" draw:start-shape="id47" draw:start-glue-point="2" draw:end-shape="id48" draw:end-glue-point="0" svg:d="M4500 11000v1000" svg:viewBox="0 0 1 1001">
          <text:p/>
        </draw:connector>
        <draw:custom-shape draw:style-name="gr25" draw:text-style-name="P8" xml:id="id50" draw:id="id50" draw:layer="layout" svg:width="5cm" svg:height="2cm" svg:x="2cm" svg:y="18cm">
          <text:p text:style-name="P5">DNSServer</text:p>
          <draw:enhanced-geometry svg:viewBox="0 0 21600 21600" draw:type="rectangle" draw:enhanced-path="M 0 0 L 21600 0 21600 21600 0 21600 0 0 Z N"/>
        </draw:custom-shape>
        <draw:custom-shape draw:style-name="gr16" draw:text-style-name="P7" xml:id="id49" draw:id="id49" draw:layer="layout" svg:width="5cm" svg:height="2cm" svg:x="2cm" svg:y="15cm">
          <text:p text:style-name="P9"><text:span text:style-name="T5">Wifi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4.5cm" svg:y1="17cm" svg:x2="4.5cm" svg:y2="18cm" draw:start-shape="id49" draw:start-glue-point="2" draw:end-shape="id50" draw:end-glue-point="0" svg:d="M4500 17000v1000" svg:viewBox="0 0 1 1001">
          <text:p/>
        </draw:connector>
      </draw:page>
      <draw:page draw:name="page6" draw:style-name="dp1" draw:master-page-name="Standard">
        <draw:frame draw:style-name="gr26" draw:text-style-name="P11" draw:layer="layout" svg:width="19cm" svg:height="3cm" svg:x="1cm" svg:y="1cm">
          <draw:text-box>
            <text:p text:style-name="P10">Software-Architektur</text:p>
          </draw:text-box>
        </draw:frame>
        <draw:custom-shape draw:style-name="gr27" draw:text-style-name="P13" xml:id="id51" draw:id="id51" draw:layer="layout" svg:width="5cm" svg:height="2cm" svg:x="14cm" svg:y="11cm">
          <text:p text:style-name="P12"><text:span text:style-name="T6">Lichtwecke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7" draw:id="id57" draw:layer="layout" svg:width="5cm" svg:height="2cm" svg:x="1cm" svg:y="11.3cm">
          <text:p text:style-name="P9"><text:span text:style-name="T5">MDispatch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53" draw:id="id53" draw:layer="layout" svg:width="5cm" svg:height="2cm" svg:x="6.675cm" svg:y="4cm">
          <text:p text:style-name="P14"><text:span text:style-name="T5">MyConfig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52" draw:id="id52" draw:layer="layout" svg:width="5cm" svg:height="2cm" svg:x="12.35cm" svg:y="4cm">
          <text:p text:style-name="P14"><text:span text:style-name="T5">Su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54" draw:id="id54" draw:layer="layout" svg:width="5cm" svg:height="2cm" svg:x="23.7cm" svg:y="4cm">
          <text:p text:style-name="P16">SPIF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xml:id="id56" draw:id="id56" draw:layer="layout" svg:width="5cm" svg:height="2cm" svg:x="1cm" svg:y="4cm">
          <text:p text:style-name="P14"><text:span text:style-name="T5">ESPNextUpload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8" draw:id="id58" draw:layer="layout" svg:width="5cm" svg:height="2cm" svg:x="1cm" svg:y="9.1cm">
          <text:p text:style-name="P9"><text:span text:style-name="T5">ArduinoJS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55" draw:id="id55" draw:layer="layout" svg:width="5cm" svg:height="2cm" svg:x="18.025cm" svg:y="4cm">
          <text:p text:style-name="P14"><text:span text:style-name="T5">NextionDisplay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59" draw:id="id59" draw:layer="layout" svg:width="5cm" svg:height="2cm" svg:x="1cm" svg:y="13.55cm">
          <text:p text:style-name="P9"><text:span text:style-name="T5">ESP</text:span></text:p>
          <text:p text:style-name="P9"><text:span text:style-name="T5">SoftwareSer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line-skew="-0.5cm" svg:x1="16.5cm" svg:y1="11cm" svg:x2="14.85cm" svg:y2="6cm" draw:start-shape="id51" draw:start-glue-point="0" draw:end-shape="id52" draw:end-glue-point="2" svg:d="M16500 11000v-3000h-1650v-2000" svg:viewBox="0 0 1651 5001">
          <text:p/>
        </draw:connector>
        <draw:connector draw:style-name="gr10" draw:text-style-name="P4" draw:layer="layout" draw:line-skew="-0.5cm" svg:x1="16.5cm" svg:y1="11cm" svg:x2="9.175cm" svg:y2="6cm" draw:start-shape="id51" draw:start-glue-point="0" draw:end-shape="id53" draw:end-glue-point="2" svg:d="M16500 11000v-3000h-7325v-2000" svg:viewBox="0 0 7326 5001">
          <text:p/>
        </draw:connector>
        <draw:connector draw:style-name="gr10" draw:text-style-name="P4" draw:layer="layout" draw:line-skew="-0.5cm" svg:x1="26.2cm" svg:y1="6cm" svg:x2="16.5cm" svg:y2="11cm" draw:start-shape="id54" draw:start-glue-point="2" draw:end-shape="id51" draw:end-glue-point="0" svg:d="M26200 6000v2000h-9700v3000" svg:viewBox="0 0 9701 5001">
          <text:p/>
        </draw:connector>
        <draw:connector draw:style-name="gr10" draw:text-style-name="P4" draw:layer="layout" draw:line-skew="-0.5cm" svg:x1="20.525cm" svg:y1="6cm" svg:x2="16.5cm" svg:y2="11cm" draw:start-shape="id55" draw:start-glue-point="2" draw:end-shape="id51" draw:end-glue-point="0" svg:d="M20525 6000v2000h-4025v3000" svg:viewBox="0 0 4026 5001">
          <text:p/>
        </draw:connector>
        <draw:connector draw:style-name="gr10" draw:text-style-name="P4" draw:layer="layout" draw:line-skew="-0.5cm" svg:x1="3.5cm" svg:y1="6cm" svg:x2="16.5cm" svg:y2="11cm" draw:start-shape="id56" draw:start-glue-point="2" draw:end-shape="id51" draw:end-glue-point="0" svg:d="M3500 6000v2000h13000v3000" svg:viewBox="0 0 13001 5001">
          <text:p/>
        </draw:connector>
        <draw:connector draw:style-name="gr10" draw:text-style-name="P4" draw:layer="layout" draw:line-skew="-2.25cm -0.399cm" svg:x1="6cm" svg:y1="12.3cm" svg:x2="16.5cm" svg:y2="11cm" draw:start-shape="id57" draw:start-glue-point="1" draw:end-shape="id51" draw:end-glue-point="0" svg:d="M6000 12300h1750v-2200h8750v900" svg:viewBox="0 0 10501 2201">
          <text:p/>
        </draw:connector>
        <draw:connector draw:style-name="gr10" draw:text-style-name="P4" draw:layer="layout" svg:x1="16.5cm" svg:y1="11cm" svg:x2="6cm" svg:y2="10.1cm" draw:start-shape="id51" draw:start-glue-point="0" draw:end-shape="id58" draw:end-glue-point="1" svg:d="M16500 11000v-900h-10500" svg:viewBox="0 0 10501 901">
          <text:p/>
        </draw:connector>
        <draw:connector draw:style-name="gr10" draw:text-style-name="P4" draw:layer="layout" draw:line-skew="-2.25cm -0.399cm" svg:x1="6cm" svg:y1="14.55cm" svg:x2="16.5cm" svg:y2="11cm" draw:start-shape="id59" draw:start-glue-point="1" draw:end-shape="id51" draw:end-glue-point="0" svg:d="M6000 14550h1750v-4450h8750v900" svg:viewBox="0 0 10501 4451">
          <text:p/>
        </draw:connector>
      </draw:page>
      <draw:page draw:name="page7" draw:style-name="dp1" draw:master-page-name="Standard">
        <draw:frame draw:style-name="gr26" draw:text-style-name="P11" draw:layer="layout" svg:width="19cm" svg:height="3cm" svg:x="1cm" svg:y="1cm">
          <draw:text-box>
            <text:p text:style-name="P10">Software-Architektur</text:p>
          </draw:text-box>
        </draw:frame>
        <draw:custom-shape draw:style-name="gr16" draw:text-style-name="P7" xml:id="id62" draw:id="id62" draw:layer="layout" svg:width="5cm" svg:height="2cm" svg:x="6.675cm" svg:y="4cm">
          <text:p text:style-name="P9"><text:span text:style-name="T5">genricstat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63" draw:id="id63" draw:layer="layout" svg:width="5cm" svg:height="2cm" svg:x="12.35cm" svg:y="4cm">
          <text:p text:style-name="P9"><text:span text:style-name="T5">MDispatche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61" draw:id="id61" draw:layer="layout" svg:width="5cm" svg:height="2cm" svg:x="12.4cm" svg:y="8cm">
          <text:p text:style-name="P5">MyAudioPlayer</text:p>
          <draw:enhanced-geometry svg:viewBox="0 0 21600 21600" draw:type="rectangle" draw:enhanced-path="M 0 0 L 21600 0 21600 21600 0 21600 0 0 Z N"/>
        </draw:custom-shape>
        <draw:custom-shape draw:style-name="gr16" draw:text-style-name="P7" xml:id="id60" draw:id="id60" draw:layer="layout" svg:width="5cm" svg:height="2cm" svg:x="1cm" svg:y="4cm">
          <text:p text:style-name="P9"><text:span text:style-name="T5">AudioTool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64" draw:id="id64" draw:layer="layout" svg:width="5cm" svg:height="2cm" svg:x="18.025cm" svg:y="4cm">
          <text:p text:style-name="P9"><text:span text:style-name="T5">SPIF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65" draw:id="id65" draw:layer="layout" svg:width="5cm" svg:height="2cm" svg:x="23.7cm" svg:y="4cm">
          <text:p text:style-name="P9"><text:span text:style-name="T5">ESPNextion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3.5cm" svg:y1="6cm" svg:x2="14.9cm" svg:y2="8cm" draw:start-shape="id60" draw:start-glue-point="2" draw:end-shape="id61" draw:end-glue-point="0" svg:d="M3500 6000v1000h11400v1000" svg:viewBox="0 0 11401 2001">
          <text:p/>
        </draw:connector>
        <draw:connector draw:style-name="gr10" draw:text-style-name="P4" draw:layer="layout" svg:x1="9.175cm" svg:y1="6cm" svg:x2="14.9cm" svg:y2="8cm" draw:start-shape="id62" draw:start-glue-point="2" draw:end-shape="id61" svg:d="M9175 6000v1000h5725v1000" svg:viewBox="0 0 5726 2001">
          <text:p/>
        </draw:connector>
        <draw:connector draw:style-name="gr10" draw:text-style-name="P4" draw:layer="layout" svg:x1="14.85cm" svg:y1="6cm" svg:x2="14.9cm" svg:y2="8cm" draw:start-shape="id63" draw:start-glue-point="2" draw:end-shape="id61" draw:end-glue-point="0" svg:d="M14850 6000v1000h50v1000" svg:viewBox="0 0 51 2001">
          <text:p/>
        </draw:connector>
        <draw:connector draw:style-name="gr10" draw:text-style-name="P4" draw:layer="layout" svg:x1="20.525cm" svg:y1="6cm" svg:x2="14.9cm" svg:y2="8cm" draw:start-shape="id64" draw:start-glue-point="2" draw:end-shape="id61" svg:d="M20525 6000v1000h-5625v1000" svg:viewBox="0 0 5626 2001">
          <text:p/>
        </draw:connector>
        <draw:connector draw:style-name="gr10" draw:text-style-name="P4" draw:layer="layout" svg:x1="26.2cm" svg:y1="6cm" svg:x2="14.9cm" svg:y2="8cm" draw:start-shape="id65" draw:start-glue-point="2" draw:end-shape="id61" draw:end-glue-point="0" svg:d="M26200 6000v1000h-11300v1000" svg:viewBox="0 0 11301 2001">
          <text:p/>
        </draw:connector>
        <draw:custom-shape draw:style-name="gr28" draw:text-style-name="P7" xml:id="id68" draw:id="id68" draw:layer="layout" svg:width="4.531cm" svg:height="2cm" svg:x="5.634cm" svg:y="11.95cm">
          <text:p text:style-name="P9"><text:span text:style-name="T5">MyConfigServer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69" draw:id="id69" draw:layer="layout" svg:width="4.53cm" svg:height="2cm" svg:x="10.268cm" svg:y="11.95cm">
          <text:p text:style-name="P9"><text:span text:style-name="T5">ESP AsyncSebServe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67" draw:id="id67" draw:layer="layout" svg:width="5cm" svg:height="2cm" svg:x="12.5cm" svg:y="16cm">
          <text:p text:style-name="P5">MyWebServer</text:p>
          <draw:enhanced-geometry svg:viewBox="0 0 21600 21600" draw:type="rectangle" draw:enhanced-path="M 0 0 L 21600 0 21600 21600 0 21600 0 0 Z N"/>
        </draw:custom-shape>
        <draw:custom-shape draw:style-name="gr28" draw:text-style-name="P7" xml:id="id66" draw:id="id66" draw:layer="layout" svg:width="4.531cm" svg:height="2cm" svg:x="1cm" svg:y="11.95cm">
          <text:p text:style-name="P9"><text:span text:style-name="T5">filelib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70" draw:id="id70" draw:layer="layout" svg:width="4.53cm" svg:height="2cm" svg:x="14.901cm" svg:y="11.95cm">
          <text:p text:style-name="P9"><text:span text:style-name="T5">ESPm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xml:id="id71" draw:id="id71" draw:layer="layout" svg:width="4.531cm" svg:height="2cm" svg:x="19.535cm" svg:y="11.95cm">
          <text:p text:style-name="P9"><text:span text:style-name="T5">SPIFF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3.265cm" svg:y1="13.95cm" svg:x2="15cm" svg:y2="16cm" draw:start-shape="id66" draw:start-glue-point="2" draw:end-shape="id67" draw:end-glue-point="0" svg:d="M3265 13950v1025h11735v1025" svg:viewBox="0 0 11736 2051">
          <text:p/>
        </draw:connector>
        <draw:connector draw:style-name="gr10" draw:text-style-name="P4" draw:layer="layout" svg:x1="7.899cm" svg:y1="13.95cm" svg:x2="15cm" svg:y2="16cm" draw:start-shape="id68" draw:start-glue-point="2" draw:end-shape="id67" svg:d="M7899 13950v1025h7101v1025" svg:viewBox="0 0 7102 2051">
          <text:p/>
        </draw:connector>
        <draw:connector draw:style-name="gr10" draw:text-style-name="P4" draw:layer="layout" svg:x1="12.533cm" svg:y1="13.95cm" svg:x2="15cm" svg:y2="16cm" draw:start-shape="id69" draw:start-glue-point="2" draw:end-shape="id67" draw:end-glue-point="0" svg:d="M12533 13950v1025h2467v1025" svg:viewBox="0 0 2468 2051">
          <text:p/>
        </draw:connector>
        <draw:connector draw:style-name="gr10" draw:text-style-name="P4" draw:layer="layout" svg:x1="17.166cm" svg:y1="13.95cm" svg:x2="15cm" svg:y2="16cm" draw:start-shape="id70" draw:start-glue-point="2" draw:end-shape="id67" svg:d="M17166 13950v1025h-2166v1025" svg:viewBox="0 0 2167 2051">
          <text:p/>
        </draw:connector>
        <draw:connector draw:style-name="gr10" draw:text-style-name="P4" draw:layer="layout" svg:x1="21.8cm" svg:y1="13.95cm" svg:x2="15cm" svg:y2="16cm" draw:start-shape="id71" draw:start-glue-point="2" draw:end-shape="id67" draw:end-glue-point="0" svg:d="M21800 13950v1025h-6800v1025" svg:viewBox="0 0 6801 2051">
          <text:p/>
        </draw:connector>
        <draw:custom-shape draw:style-name="gr28" draw:text-style-name="P7" xml:id="id72" draw:id="id72" draw:layer="layout" svg:width="4.531cm" svg:height="2cm" svg:x="24.169cm" svg:y="11.95cm">
          <text:p text:style-name="P9"><text:span text:style-name="T5">WifiManager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26.434cm" svg:y1="13.95cm" svg:x2="15cm" svg:y2="16cm" draw:start-shape="id72" draw:start-glue-point="2" draw:end-shape="id67" draw:end-glue-point="0" svg:d="M26434 13950v1025h-11434v1025" svg:viewBox="0 0 11435 2051">
          <text:p/>
        </draw:connector>
      </draw:page>
      <draw:page draw:name="page8" draw:style-name="dp1" draw:master-page-name="Standard">
        <draw:frame draw:style-name="gr26" draw:text-style-name="P11" draw:layer="layout" svg:width="19cm" svg:height="3cm" svg:x="1cm" svg:y="1cm">
          <draw:text-box>
            <text:p text:style-name="P10">Software-Architektur</text:p>
          </draw:text-box>
        </draw:frame>
        <draw:custom-shape draw:style-name="gr31" draw:text-style-name="P8" xml:id="id73" draw:id="id73" draw:layer="layout" svg:width="5cm" svg:height="2cm" svg:x="12cm" svg:y="7cm">
          <text:p text:style-name="P5">MyWifiServer</text:p>
          <draw:enhanced-geometry svg:viewBox="0 0 21600 21600" draw:type="rectangle" draw:enhanced-path="M 0 0 L 21600 0 21600 21600 0 21600 0 0 Z N"/>
        </draw:custom-shape>
        <draw:custom-shape draw:style-name="gr32" draw:text-style-name="P7" xml:id="id74" draw:id="id74" draw:layer="layout" svg:width="4.432cm" svg:height="2cm" svg:x="1cm" svg:y="3cm">
          <text:p text:style-name="P9"><text:span text:style-name="T5">file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14.5cm" svg:y1="7cm" svg:x2="3.216cm" svg:y2="5cm" draw:start-shape="id73" draw:start-glue-point="0" draw:end-shape="id74" draw:end-glue-point="2" svg:d="M14500 7000v-1000h-11284v-1000" svg:viewBox="0 0 11285 2001">
          <text:p/>
        </draw:connector>
        <draw:custom-shape draw:style-name="gr32" draw:text-style-name="P7" xml:id="id75" draw:id="id75" draw:layer="layout" svg:width="4.432cm" svg:height="2cm" svg:x="5.654cm" svg:y="3cm">
          <text:p text:style-name="P9"><text:span text:style-name="T5">MyConfig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14.5cm" svg:y1="7cm" svg:x2="7.87cm" svg:y2="5cm" draw:start-shape="id73" draw:start-glue-point="0" draw:end-shape="id75" svg:d="M14500 7000v-1000h-6630v-1000" svg:viewBox="0 0 6631 2001">
          <text:p/>
        </draw:connector>
        <draw:custom-shape draw:style-name="gr32" draw:text-style-name="P7" xml:id="id76" draw:id="id76" draw:layer="layout" svg:width="4.432cm" svg:height="2cm" svg:x="10.307cm" svg:y="3cm">
          <text:p text:style-name="P9"><text:span text:style-name="T5">ESP Async 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xml:id="id77" draw:id="id77" draw:layer="layout" svg:width="4.432cm" svg:height="2cm" svg:x="14.961cm" svg:y="3cm">
          <text:p text:style-name="P9"><text:span text:style-name="T5">ESPm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xml:id="id78" draw:id="id78" draw:layer="layout" svg:width="4.432cm" svg:height="2cm" svg:x="19.614cm" svg:y="3cm">
          <text:p text:style-name="P9"><text:span text:style-name="T5">SPIF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xml:id="id79" draw:id="id79" draw:layer="layout" svg:width="4.432cm" svg:height="2cm" svg:x="24.268cm" svg:y="3cm">
          <text:p text:style-name="P9"><text:span text:style-name="T5">Wifi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12.523cm" svg:y1="5cm" svg:x2="14.5cm" svg:y2="7cm" draw:start-shape="id76" draw:start-glue-point="2" draw:end-shape="id73" draw:end-glue-point="0" svg:d="M12523 5000v1000h1977v1000" svg:viewBox="0 0 1978 2001">
          <text:p/>
        </draw:connector>
        <draw:connector draw:style-name="gr10" draw:text-style-name="P4" draw:layer="layout" svg:x1="17.177cm" svg:y1="5cm" svg:x2="14.5cm" svg:y2="7cm" draw:start-shape="id77" draw:start-glue-point="2" draw:end-shape="id73" draw:end-glue-point="0" svg:d="M17177 5000v1000h-2677v1000" svg:viewBox="0 0 2678 2001">
          <text:p/>
        </draw:connector>
        <draw:connector draw:style-name="gr10" draw:text-style-name="P4" draw:layer="layout" svg:x1="21.83cm" svg:y1="5cm" svg:x2="14.5cm" svg:y2="7cm" draw:start-shape="id78" draw:start-glue-point="2" draw:end-shape="id73" draw:end-glue-point="0" svg:d="M21830 5000v1000h-7330v1000" svg:viewBox="0 0 7331 2001">
          <text:p/>
        </draw:connector>
        <draw:connector draw:style-name="gr10" draw:text-style-name="P4" draw:layer="layout" svg:x1="26.484cm" svg:y1="5cm" svg:x2="14.5cm" svg:y2="7cm" draw:start-shape="id79" draw:start-glue-point="2" draw:end-shape="id73" draw:end-glue-point="0" svg:d="M26484 5000v1000h-11984v1000" svg:viewBox="0 0 11985 2001">
          <text:p/>
        </draw:connector>
      </draw:page>
      <draw:page draw:name="page9" draw:style-name="dp1" draw:master-page-name="Standard">
        <draw:frame draw:style-name="gr33" draw:text-style-name="P17" draw:layer="layout" svg:width="14cm" svg:height="19cm" svg:x="1cm" svg:y="1cm">
          <draw:text-box>
            <text:p><text:span text:style-name="T7">Dependency Graph</text:span></text:p>
            <text:p><text:span text:style-name="T8"/></text:p>
            <text:p><text:span text:style-name="T8">|-- SimpleTimer</text:span></text:p>
            <text:p><text:span text:style-name="T8"/></text:p>
            <text:p><text:span text:style-name="T8">|-- EspSoftwareSerial @ 6.16.1</text:span></text:p>
            <text:p><text:span text:style-name="T8"/></text:p>
            <text:p><text:span text:style-name="T8">|-- ESP32 Digital RGB LED Drivers @ 1.5.4</text:span></text:p>
            <text:p><text:span text:style-name="T8"/></text:p>
            <text:p><text:span text:style-name="T8">|-- ArduinoJson @ 6.19.4</text:span></text:p>
            <text:p><text:span text:style-name="T8"/></text:p>
            <text:p><text:span text:style-name="T8">|-- audio-tools @ 0.9.1+sha.82b3fda</text:span></text:p>
            <text:p><text:span text:style-name="T8">| <text:s text:c="2"/>|-- libhelix @ 0.1.0+sha.ee1023c</text:span></text:p>
            <text:p><text:span text:style-name="T8">| <text:s text:c="2"/>|-- WiFiClientSecure @ 2.0.0</text:span></text:p>
            <text:p><text:span text:style-name="T8">| <text:s text:c="2"/>| <text:s text:c="2"/>|-- WiFi @ 2.0.0</text:span></text:p>
            <text:p><text:span text:style-name="T8">| <text:s text:c="2"/>|-- WiFi @ 2.0.0</text:span></text:p>
            <text:p><text:span text:style-name="T8">| <text:s text:c="2"/>|-- SPIFFS @ 2.0.0</text:span></text:p>
            <text:p><text:span text:style-name="T8">| <text:s text:c="2"/>| <text:s text:c="2"/>|-- FS @ 2.0.0</text:span></text:p>
            <text:p><text:span text:style-name="T8">| <text:s text:c="2"/>|-- FS @ 2.0.0</text:span></text:p>
            <text:p><text:span text:style-name="T8">| <text:s text:c="2"/>|-- genericstate</text:span></text:p>
            <text:p><text:span text:style-name="T8">| <text:s text:c="2"/>|-- MDispatcher</text:span></text:p>
            <text:p><text:span text:style-name="T8">| <text:s text:c="2"/>|-- ESPNextion</text:span></text:p>
            <text:p><text:span text:style-name="T8"/></text:p>
            <text:p><text:span text:style-name="T8">|-- libhelix @ 0.1.0+sha.ee1023c</text:span></text:p>
            <text:p><text:span text:style-name="T8"/></text:p>
            <text:p><text:span text:style-name="T8">|-- WiFiManager @ 2.0.15-rc.1+sha.4611c75</text:span></text:p>
            <text:p><text:span text:style-name="T8">| <text:s text:c="2"/>|-- DNSServer @ 2.0.0</text:span></text:p>
            <text:p><text:span text:style-name="T8">| <text:s text:c="2"/>| <text:s text:c="2"/>|-- WiFi @ 2.0.0</text:span></text:p>
            <text:p><text:span text:style-name="T8">| <text:s text:c="2"/>|-- ESPmDNS @ 2.0.0</text:span></text:p>
            <text:p><text:span text:style-name="T8">| <text:s text:c="2"/>| <text:s text:c="2"/>|-- WiFi @ 2.0.0</text:span></text:p>
            <text:p><text:span text:style-name="T8">| <text:s text:c="2"/>|-- Update @ 2.0.0</text:span></text:p>
            <text:p><text:span text:style-name="T8">| <text:s text:c="2"/>|-- WebServer @ 2.0.0</text:span></text:p>
            <text:p><text:span text:style-name="T8">| <text:s text:c="2"/>| <text:s text:c="2"/>|-- WiFi @ 2.0.0</text:span></text:p>
            <text:p><text:span text:style-name="T8">| <text:s text:c="2"/>| <text:s text:c="2"/>|-- FS @ 2.0.0</text:span></text:p>
            <text:p><text:span text:style-name="T8">| <text:s text:c="2"/>|-- WiFi @ 2.0.0</text:span></text:p>
            <text:p><text:span text:style-name="T8"/></text:p>
          </draw:text-box>
        </draw:frame>
        <draw:frame draw:style-name="gr33" draw:text-style-name="P17" draw:layer="layout" svg:width="14cm" svg:height="19cm" svg:x="14.7cm" svg:y="1cm">
          <draw:text-box>
            <text:p><text:span text:style-name="T7"/></text:p>
            <text:p><text:span text:style-name="T8">|-- ESP Async WebServer @ 1.2.3+sha.f71e3d4</text:span></text:p>
            <text:p><text:span text:style-name="T8">| <text:s text:c="2"/>|-- AsyncTCP @ 1.1.1</text:span></text:p>
            <text:p><text:span text:style-name="T8">| <text:s text:c="2"/>|-- FS @ 2.0.0</text:span></text:p>
            <text:p><text:span text:style-name="T8">| <text:s text:c="2"/>|-- WiFi @ 2.0.0</text:span></text:p>
            <text:p><text:span text:style-name="T8"/></text:p>
            <text:p><text:span text:style-name="T8">|-- NextionDisplay</text:span></text:p>
            <text:p><text:span text:style-name="T8">| <text:s text:c="2"/>|-- ESPNextion</text:span></text:p>
            <text:p><text:span text:style-name="T8">| <text:s text:c="2"/>|-- ESPNextUpload</text:span></text:p>
            <text:p><text:span text:style-name="T8">| <text:s text:c="2"/>| <text:s text:c="2"/>|-- EspSoftwareSerial @ 6.16.1</text:span></text:p>
            <text:p><text:span text:style-name="T8"/></text:p>
            <text:p text:style-name="P2"><text:span text:style-name="T8">|-- Lichtwecker</text:span></text:p>
            <text:p text:style-name="P2"><text:span text:style-name="T8">| <text:s text:c="2"/>|-- ArduinoJson @ 6.19.4</text:span></text:p>
            <text:p text:style-name="P2"><text:span text:style-name="T8">| <text:s text:c="2"/>|-- MDispatcher</text:span></text:p>
            <text:p text:style-name="P2"><text:span text:style-name="T8">| <text:s text:c="2"/>|-- ESPNextUpload</text:span></text:p>
            <text:p text:style-name="P2"><text:span text:style-name="T8">| <text:s text:c="2"/>| <text:s text:c="2"/>|-- EspSoftwareSerial @ 6.16.1</text:span></text:p>
            <text:p text:style-name="P2"><text:span text:style-name="T8">| <text:s text:c="2"/>|-- MyConfigServer</text:span></text:p>
            <text:p text:style-name="P2"><text:span text:style-name="T8">| <text:s text:c="2"/>| <text:s text:c="2"/>|-- ArduinoJson @ 6.19.4</text:span></text:p>
            <text:p text:style-name="P2"><text:span text:style-name="T8">| <text:s text:c="2"/>| <text:s text:c="2"/>|-- FS @ 2.0.0</text:span></text:p>
            <text:p text:style-name="P2"><text:span text:style-name="T8">| <text:s text:c="2"/>|-- NextionDisplay</text:span></text:p>
            <text:p text:style-name="P2"><text:span text:style-name="T8">| <text:s text:c="2"/>| <text:s text:c="2"/>|-- ESPNextion</text:span></text:p>
            <text:p text:style-name="P2"><text:span text:style-name="T8">| <text:s text:c="2"/>| <text:s text:c="2"/>|-- ESPNextUpload</text:span></text:p>
            <text:p text:style-name="P2"><text:span text:style-name="T8">| <text:s text:c="2"/>| <text:s text:c="2"/>| <text:s text:c="2"/>|-- EspSoftwareSerial @ 6.16.1</text:span></text:p>
            <text:p text:style-name="P2"><text:span text:style-name="T8">| <text:s text:c="2"/>|-- Sun</text:span></text:p>
            <text:p text:style-name="P2"><text:span text:style-name="T8">| <text:s text:c="2"/>| <text:s text:c="2"/>|-- ESP32 Digital RGB LED Drivers @ 1.5.4</text:span></text:p>
            <text:p text:style-name="P2"><text:span text:style-name="T8">| <text:s text:c="2"/>| <text:s text:c="2"/>|-- genericstate</text:span></text:p>
            <text:p text:style-name="P2"><text:span text:style-name="T8">| <text:s text:c="2"/>| <text:s text:c="2"/>|-- MDispatcher</text:span></text:p>
            <text:p text:style-name="P2"><text:span text:style-name="T8">| <text:s text:c="2"/>| <text:s text:c="2"/>|-- SimpleTimer</text:span></text:p>
            <text:p text:style-name="P2"><text:span text:style-name="T8">| <text:s text:c="2"/>|-- EspSoftwareSerial @ 6.16.1</text:span></text:p>
            <text:p text:style-name="P2"><text:span text:style-name="T8">| <text:s text:c="2"/>|-- SPIFFS @ 2.0.0</text:span></text:p>
            <text:p text:style-name="P2"><text:span text:style-name="T8">| <text:s text:c="2"/>| <text:s text:c="2"/>|-- FS @ 2.0.0</text:span></text:p>
            <text:p text:style-name="P2"><text:span text:style-name="T8"/></text:p>
          </draw:text-box>
        </draw:frame>
      </draw:page>
      <draw:page draw:name="page10" draw:style-name="dp1" draw:master-page-name="Standard">
        <draw:frame draw:style-name="gr33" draw:text-style-name="P17" draw:layer="layout" svg:width="13.75cm" svg:height="19cm" svg:x="1cm" svg:y="1cm">
          <draw:text-box>
            <text:p><text:span text:style-name="T7">Dependency Graph</text:span></text:p>
            <text:p><text:span text:style-name="T8"/></text:p>
            <text:p text:style-name="P2"><text:span text:style-name="T8"/></text:p>
            <text:p text:style-name="P2"><text:span text:style-name="T8">|-- MyAudioPlayer</text:span></text:p>
            <text:p text:style-name="P2"><text:span text:style-name="T8">| <text:s text:c="2"/>|-- audio-tools @ 0.9.1+sha.82b3fda</text:span></text:p>
            <text:p text:style-name="P2"><text:span text:style-name="T8">| <text:s text:c="2"/>| <text:s text:c="2"/>|-- libhelix @ 0.1.0+sha.ee1023c</text:span></text:p>
            <text:p text:style-name="P2"><text:span text:style-name="T8">| <text:s text:c="2"/>| <text:s text:c="2"/>|-- WiFiClientSecure @ 2.0.0</text:span></text:p>
            <text:p text:style-name="P2"><text:span text:style-name="T8">| <text:s text:c="2"/>| <text:s text:c="2"/>| <text:s text:c="2"/>|-- WiFi @ 2.0.0</text:span></text:p>
            <text:p text:style-name="P2"><text:span text:style-name="T8">| <text:s text:c="2"/>| <text:s text:c="2"/>|-- WiFi @ 2.0.0</text:span></text:p>
            <text:p text:style-name="P2"><text:span text:style-name="T8">| <text:s text:c="2"/>| <text:s text:c="2"/>|-- SPIFFS @ 2.0.0</text:span></text:p>
            <text:p text:style-name="P2"><text:span text:style-name="T8">| <text:s text:c="2"/>| <text:s text:c="2"/>| <text:s text:c="2"/>|-- FS @ 2.0.0</text:span></text:p>
            <text:p text:style-name="P2"><text:span text:style-name="T8">| <text:s text:c="2"/>| <text:s text:c="2"/>|-- FS @ 2.0.0</text:span></text:p>
            <text:p text:style-name="P2"><text:span text:style-name="T8">| <text:s text:c="2"/>| <text:s text:c="2"/>|-- genericstate</text:span></text:p>
            <text:p text:style-name="P2"><text:span text:style-name="T8">| <text:s text:c="2"/>| <text:s text:c="2"/>|-- MDispatcher</text:span></text:p>
            <text:p text:style-name="P2"><text:span text:style-name="T8">| <text:s text:c="2"/>| <text:s text:c="2"/>|-- ESPNextion</text:span></text:p>
            <text:p text:style-name="P2"><text:span text:style-name="T8">| <text:s text:c="2"/>|-- genericstate</text:span></text:p>
            <text:p text:style-name="P2"><text:span text:style-name="T8">| <text:s text:c="2"/>|-- MDispatcher</text:span></text:p>
            <text:p text:style-name="P2"><text:span text:style-name="T8">| <text:s text:c="2"/>|-- SPIFFS @ 2.0.0</text:span></text:p>
            <text:p text:style-name="P2"><text:span text:style-name="T8">| <text:s text:c="2"/>| <text:s text:c="2"/>|-- FS @ 2.0.0</text:span></text:p>
            <text:p text:style-name="P2"><text:span text:style-name="T8">| <text:s text:c="2"/>|-- ESPNextion</text:span></text:p>
            <text:p text:style-name="P2"><text:span text:style-name="T8"/></text:p>
          </draw:text-box>
        </draw:frame>
        <draw:frame draw:style-name="gr33" draw:text-style-name="P1" draw:layer="layout" svg:width="13.7cm" svg:height="19cm" svg:x="15cm" svg:y="1cm">
          <draw:text-box>
            <text:p text:style-name="P2"><text:span text:style-name="T8">|-- MyWebServer</text:span></text:p>
            <text:p text:style-name="P2"><text:span text:style-name="T8">| <text:s text:c="2"/>|-- filelib</text:span></text:p>
            <text:p text:style-name="P2"><text:span text:style-name="T8">| <text:s text:c="2"/>| <text:s text:c="2"/>|-- SD @ 2.0.0</text:span></text:p>
            <text:p text:style-name="P2"><text:span text:style-name="T8">| <text:s text:c="2"/>| <text:s text:c="2"/>| <text:s text:c="2"/>|-- FS @ 2.0.0</text:span></text:p>
            <text:p text:style-name="P2"><text:span text:style-name="T8">| <text:s text:c="2"/>| <text:s text:c="2"/>| <text:s text:c="2"/>|-- SPI @ 2.0.0</text:span></text:p>
            <text:p text:style-name="P2"><text:span text:style-name="T8">| <text:s text:c="2"/>|-- MyConfigServer</text:span></text:p>
            <text:p text:style-name="P2"><text:span text:style-name="T8">| <text:s text:c="2"/>| <text:s text:c="2"/>|-- ArduinoJson @ 6.19.4</text:span></text:p>
            <text:p text:style-name="P2"><text:span text:style-name="T8">| <text:s text:c="2"/>| <text:s text:c="2"/>|-- FS @ 2.0.0</text:span></text:p>
            <text:p text:style-name="P2"><text:span text:style-name="T8">| <text:s text:c="2"/>|-- ESP Async WebServer @ 1.2.3+sha.f71e3d4</text:span></text:p>
            <text:p text:style-name="P2"><text:span text:style-name="T8">| <text:s text:c="2"/>| <text:s text:c="2"/>|-- AsyncTCP @ 1.1.1</text:span></text:p>
            <text:p text:style-name="P2"><text:span text:style-name="T8">| <text:s text:c="2"/>| <text:s text:c="2"/>|-- FS @ 2.0.0</text:span></text:p>
            <text:p text:style-name="P2"><text:span text:style-name="T8">| <text:s text:c="2"/>| <text:s text:c="2"/>|-- WiFi @ 2.0.0</text:span></text:p>
            <text:p text:style-name="P2"><text:span text:style-name="T8">| <text:s text:c="2"/>|-- ESPmDNS @ 2.0.0</text:span></text:p>
            <text:p text:style-name="P2"><text:span text:style-name="T8">| <text:s text:c="2"/>| <text:s text:c="2"/>|-- WiFi @ 2.0.0</text:span></text:p>
            <text:p text:style-name="P2"><text:span text:style-name="T8">| <text:s text:c="2"/>|-- SPIFFS @ 2.0.0</text:span></text:p>
            <text:p text:style-name="P2"><text:span text:style-name="T8">| <text:s text:c="2"/>| <text:s text:c="2"/>|-- FS @ 2.0.0</text:span></text:p>
            <text:p text:style-name="P2"><text:span text:style-name="T8">| <text:s text:c="2"/>|-- WiFiManager @ 2.0.15-rc.1+sha.4611c75</text:span></text:p>
            <text:p text:style-name="P2"><text:span text:style-name="T8">| <text:s text:c="2"/>| <text:s text:c="2"/>|-- DNSServer @ 2.0.0</text:span></text:p>
            <text:p text:style-name="P2"><text:span text:style-name="T8">| <text:s text:c="2"/>| <text:s text:c="2"/>| <text:s text:c="2"/>|-- WiFi @ 2.0.0</text:span></text:p>
            <text:p text:style-name="P2"><text:span text:style-name="T8">| <text:s text:c="2"/>| <text:s text:c="2"/>|-- ESPmDNS @ 2.0.0</text:span></text:p>
            <text:p text:style-name="P2"><text:span text:style-name="T8">| <text:s text:c="2"/>| <text:s text:c="2"/>| <text:s text:c="2"/>|-- WiFi @ 2.0.0</text:span></text:p>
            <text:p text:style-name="P2"><text:span text:style-name="T8">| <text:s text:c="2"/>| <text:s text:c="2"/>|-- Update @ 2.0.0</text:span></text:p>
            <text:p text:style-name="P2"><text:span text:style-name="T8">| <text:s text:c="2"/>| <text:s text:c="2"/>|-- WebServer @ 2.0.0</text:span></text:p>
            <text:p text:style-name="P2"><text:span text:style-name="T8">| <text:s text:c="2"/>| <text:s text:c="2"/>| <text:s text:c="2"/>|-- WiFi @ 2.0.0</text:span></text:p>
            <text:p text:style-name="P2"><text:span text:style-name="T8">| <text:s text:c="2"/>| <text:s text:c="2"/>| <text:s text:c="2"/>|-- FS @ 2.0.0</text:span></text:p>
            <text:p text:style-name="P2"><text:span text:style-name="T8">| <text:s text:c="2"/>| <text:s text:c="2"/>|-- WiFi @ 2.0.0</text:span></text:p>
            <text:p text:style-name="P2"><text:span text:style-name="T8"/></text:p>
          </draw:text-box>
        </draw:frame>
      </draw:page>
      <draw:page draw:name="page11" draw:style-name="dp1" draw:master-page-name="Standard">
        <draw:frame draw:style-name="gr34" draw:text-style-name="P17" draw:layer="layout" svg:width="14cm" svg:height="18.75cm" svg:x="1cm" svg:y="1cm">
          <draw:text-box>
            <text:p><text:span text:style-name="T7">Dependency Graph</text:span></text:p>
            <text:p><text:span text:style-name="T8"/></text:p>
            <text:p text:style-name="P2"><text:span text:style-name="T8"/></text:p>
            <text:p text:style-name="P2"><text:span text:style-name="T8">|-- MyWifiServer</text:span></text:p>
            <text:p><text:span text:style-name="T8">| <text:s text:c="2"/>|-- filelib</text:span></text:p>
            <text:p><text:span text:style-name="T8">| <text:s text:c="2"/>| <text:s text:c="2"/>|-- SD @ 2.0.0</text:span></text:p>
            <text:p><text:span text:style-name="T8">| <text:s text:c="2"/>| <text:s text:c="2"/>| <text:s text:c="2"/>|-- FS @ 2.0.0</text:span></text:p>
            <text:p><text:span text:style-name="T8">| <text:s text:c="2"/>| <text:s text:c="2"/>| <text:s text:c="2"/>|-- SPI @ 2.0.0</text:span></text:p>
            <text:p><text:span text:style-name="T8">| <text:s text:c="2"/>|-- MyConfigServer</text:span></text:p>
            <text:p><text:span text:style-name="T8">| <text:s text:c="2"/>| <text:s text:c="2"/>|-- ArduinoJson @ 6.19.4</text:span></text:p>
            <text:p><text:span text:style-name="T8">| <text:s text:c="2"/>| <text:s text:c="2"/>|-- FS @ 2.0.0</text:span></text:p>
            <text:p><text:span text:style-name="T8">| <text:s text:c="2"/>|-- ESP Async WebServer @ 1.2.3+sha.f71e3d4</text:span></text:p>
            <text:p><text:span text:style-name="T8">| <text:s text:c="2"/>| <text:s text:c="2"/>|-- AsyncTCP @ 1.1.1</text:span></text:p>
            <text:p><text:span text:style-name="T8">| <text:s text:c="2"/>| <text:s text:c="2"/>|-- FS @ 2.0.0</text:span></text:p>
            <text:p><text:span text:style-name="T8">| <text:s text:c="2"/>| <text:s text:c="2"/>|-- WiFi @ 2.0.0</text:span></text:p>
            <text:p><text:span text:style-name="T8">| <text:s text:c="2"/>|-- ESPmDNS @ 2.0.0</text:span></text:p>
            <text:p><text:span text:style-name="T8">| <text:s text:c="2"/>| <text:s text:c="2"/>|-- WiFi @ 2.0.0</text:span></text:p>
            <text:p><text:span text:style-name="T8">| <text:s text:c="2"/>|-- SPIFFS @ 2.0.0</text:span></text:p>
            <text:p><text:span text:style-name="T8">| <text:s text:c="2"/>| <text:s text:c="2"/>|-- FS @ 2.0.0</text:span></text:p>
            <text:p><text:span text:style-name="T8">| <text:s text:c="2"/>|-- WiFiManager @ 2.0.15-rc.1+sha.4611c75</text:span></text:p>
            <text:p><text:span text:style-name="T8">| <text:s text:c="2"/>| <text:s text:c="2"/>|-- DNSServer @ 2.0.0</text:span></text:p>
            <text:p><text:span text:style-name="T8">| <text:s text:c="2"/>| <text:s text:c="2"/>| <text:s text:c="2"/>|-- WiFi @ 2.0.0</text:span></text:p>
            <text:p><text:span text:style-name="T8">| <text:s text:c="2"/>| <text:s text:c="2"/>|-- ESPmDNS @ 2.0.0</text:span></text:p>
            <text:p><text:span text:style-name="T8">| <text:s text:c="2"/>| <text:s text:c="2"/>| <text:s text:c="2"/>|-- WiFi @ 2.0.0</text:span></text:p>
            <text:p><text:span text:style-name="T8">| <text:s text:c="2"/>| <text:s text:c="2"/>|-- Update @ 2.0.0</text:span></text:p>
            <text:p><text:span text:style-name="T8">| <text:s text:c="2"/>| <text:s text:c="2"/>|-- WebServer @ 2.0.0</text:span></text:p>
            <text:p><text:span text:style-name="T8">| <text:s text:c="2"/>| <text:s text:c="2"/>| <text:s text:c="2"/>|-- WiFi @ 2.0.0</text:span></text:p>
            <text:p><text:span text:style-name="T8">| <text:s text:c="2"/>| <text:s text:c="2"/>| <text:s text:c="2"/>|-- FS @ 2.0.0</text:span></text:p>
            <text:p><text:span text:style-name="T8">| <text:s text:c="2"/>| <text:s text:c="2"/>|-- WiFi @ 2.0.0</text:span></text:p>
            <text:p><text:span text:style-name="T8"/></text:p>
          </draw:text-box>
        </draw:frame>
        <draw:frame draw:style-name="gr34" draw:text-style-name="P17" draw:layer="layout" svg:width="14cm" svg:height="18.75cm" svg:x="14.7cm" svg:y="1cm">
          <draw:text-box>
            <text:p><text:span text:style-name="T7"/></text:p>
            <text:p><text:span text:style-name="T8">|-- SPIFFS @ 2.0.0</text:span></text:p>
            <text:p><text:span text:style-name="T8">| <text:s text:c="2"/>|-- FS @ 2.0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30T10:04:22.783000000</meta:creation-date>
    <dc:date>2023-04-30T13:29:30.032000000</dc:date>
    <meta:editing-duration>PT3H24M54S</meta:editing-duration>
    <meta:editing-cycles>33</meta:editing-cycles>
    <meta:generator>LibreOffice/7.5.3.2$Windows_X86_64 LibreOffice_project/9f56dff12ba03b9acd7730a5a481eea045e468f3</meta:generator>
    <meta:document-statistic meta:object-count="160"/>
  </office:meta>
</office:document-meta>
</file>